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2" style:family="graphic" style:parent-style-name="measure">
      <style:graphic-properties draw:textarea-vertical-align="middle" draw:line-distance="0.816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34cm"/>
    </style:style>
    <style:style style:name="gr5" style:family="graphic" style:parent-style-name="standard">
      <style:graphic-properties svg:stroke-color="#000000" draw:marker-start="Arrow" draw:marker-start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vertical-align="top" fo:min-height="0.53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margin-top="0cm" fo:margin-bottom="0.356cm"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3.54cm" svg:y="4.81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2.27cm" svg:y="4.81cm">
          <text:p text:style-name="P1"/>
          <draw:enhanced-geometry svg:viewBox="0 0 21600 21600" draw:type="rectangle" draw:enhanced-path="M 0 0 L 21600 0 21600 21600 0 21600 0 0 Z N"/>
        </draw:custom-shape>
        <draw:measure draw:style-name="gr2" draw:text-style-name="P1" draw:layer="layout" svg:x1="12.43cm" svg:y1="6.461cm" svg:x2="2.27cm" svg:y2="6.461cm">
          <text:p text:style-name="P1"/>
          <text:p text:style-name="P1"/>
          <text:p text:style-name="P1"/>
          <text:p text:style-name="P1">64 items</text:p>
          <text:p text:style-name="P1"/>
        </draw:measure>
        <draw:line draw:style-name="gr3" draw:text-style-name="P2" draw:layer="layout" svg:x1="6.334cm" svg:y1="5.445cm" svg:x2="7.096cm" svg:y2="5.445cm">
          <text:p/>
        </draw:line>
        <draw:custom-shape draw:style-name="gr1" draw:text-style-name="P1" draw:layer="layout" svg:width="1.27cm" svg:height="1.27cm" svg:x="11.16cm" svg:y="4.81cm">
          <text:p text:style-name="P1">e3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9.89cm" svg:y="4.81cm">
          <text:p text:style-name="P1">e3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7.35cm" svg:y="4.81cm">
          <text:p text:style-name="P1">e2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064cm" svg:y1="5.445cm" svg:x2="5.826cm" svg:y2="5.445cm">
          <text:p/>
        </draw:line>
        <draw:line draw:style-name="gr3" draw:text-style-name="P2" draw:layer="layout" svg:x1="8.874cm" svg:y1="5.445cm" svg:x2="9.636cm" svg:y2="5.445cm">
          <text:p/>
        </draw:line>
        <draw:custom-shape draw:style-name="gr1" draw:text-style-name="P1" draw:layer="layout" svg:width="1.27cm" svg:height="1.27cm" svg:x="6.08cm" svg:y="4.81cm">
          <text:p text:style-name="P1">e1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667cm" svg:height="0.784cm" svg:x="4.302cm" svg:y="1.867cm">
          <draw:text-box>
            <text:p text:style-name="P3"><text:span text:style-name="T1">Left </text:span><text:span text:style-name="T1">ind</text:span><text:span text:style-name="T1">ex</text:span></text:p>
          </draw:text-box>
        </draw:frame>
        <draw:line draw:style-name="gr5" draw:text-style-name="P5" draw:layer="layout" svg:x1="6.715cm" svg:y1="3.667cm" svg:x2="6.715cm" svg:y2="2.397cm">
          <text:p/>
        </draw:line>
        <draw:frame draw:style-name="gr4" draw:text-style-name="P7" draw:layer="layout" svg:width="1.016cm" svg:height="0.784cm" svg:x="2.397cm" svg:y="3.899cm">
          <draw:text-box>
            <text:p text:style-name="P6"><text:span text:style-name="T1">0</text:span></text:p>
          </draw:text-box>
        </draw:frame>
        <draw:frame draw:style-name="gr4" draw:text-style-name="P7" draw:layer="layout" svg:width="1.016cm" svg:height="0.784cm" svg:x="3.667cm" svg:y="3.899cm">
          <draw:text-box>
            <text:p text:style-name="P6"><text:span text:style-name="T1">1</text:span></text:p>
          </draw:text-box>
        </draw:frame>
        <draw:frame draw:style-name="gr6" draw:text-style-name="P7" draw:layer="layout" svg:width="1.016cm" svg:height="0.784cm" svg:x="6.207cm" svg:y="3.921cm">
          <draw:text-box>
            <text:p text:style-name="P6"><text:span text:style-name="T1">32</text:span></text:p>
          </draw:text-box>
        </draw:frame>
        <draw:frame draw:style-name="gr6" draw:text-style-name="P7" draw:layer="layout" svg:width="1.016cm" svg:height="0.784cm" svg:x="7.477cm" svg:y="3.921cm">
          <draw:text-box>
            <text:p text:style-name="P6"><text:span text:style-name="T1">33</text:span></text:p>
          </draw:text-box>
        </draw:frame>
        <draw:frame draw:style-name="gr4" draw:text-style-name="P7" draw:layer="layout" svg:width="1.016cm" svg:height="0.784cm" svg:x="10.017cm" svg:y="3.921cm">
          <draw:text-box>
            <text:p text:style-name="P6"><text:span text:style-name="T1">62</text:span></text:p>
          </draw:text-box>
        </draw:frame>
        <draw:frame draw:style-name="gr4" draw:text-style-name="P7" draw:layer="layout" svg:width="1.016cm" svg:height="0.784cm" svg:x="11.287cm" svg:y="3.921cm">
          <draw:text-box>
            <text:p text:style-name="P6"><text:span text:style-name="T1">6</text:span><text:span text:style-name="T1">3</text:span></text:p>
          </draw:text-box>
        </draw:frame>
        <draw:custom-shape draw:style-name="gr1" draw:text-style-name="P1" draw:layer="layout" svg:width="1.27cm" svg:height="1.27cm" svg:x="16.24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4.97cm" svg:y="4.81cm">
          <text:p text:style-name="P1">e33</text:p>
          <draw:enhanced-geometry svg:viewBox="0 0 21600 21600" draw:type="rectangle" draw:enhanced-path="M 0 0 L 21600 0 21600 21600 0 21600 0 0 Z N"/>
        </draw:custom-shape>
        <draw:measure draw:style-name="gr2" draw:text-style-name="P1" draw:layer="layout" svg:x1="25.13cm" svg:y1="6.461cm" svg:x2="14.97cm" svg:y2="6.461cm">
          <text:p text:style-name="P1"/>
          <text:p text:style-name="P1"/>
          <text:p text:style-name="P1"/>
          <text:p text:style-name="P1">64 items</text:p>
          <text:p text:style-name="P1"/>
        </draw:measure>
        <draw:line draw:style-name="gr3" draw:text-style-name="P2" draw:layer="layout" svg:x1="19.034cm" svg:y1="5.445cm" svg:x2="19.796cm" svg:y2="5.445cm">
          <text:p/>
        </draw:line>
        <draw:custom-shape draw:style-name="gr1" draw:text-style-name="P1" draw:layer="layout" svg:width="1.27cm" svg:height="1.27cm" svg:x="23.86cm" svg:y="4.81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22.59cm" svg:y="4.81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20.05cm" svg:y="4.81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7.764cm" svg:y1="5.445cm" svg:x2="18.526cm" svg:y2="5.445cm">
          <text:p/>
        </draw:line>
        <draw:line draw:style-name="gr3" draw:text-style-name="P2" draw:layer="layout" svg:x1="21.574cm" svg:y1="5.445cm" svg:x2="22.336cm" svg:y2="5.445cm">
          <text:p/>
        </draw:line>
        <draw:custom-shape draw:style-name="gr1" draw:text-style-name="P1" draw:layer="layout" svg:width="1.27cm" svg:height="1.27cm" svg:x="18.78cm" svg:y="4.81cm">
          <text:p text:style-name="P1"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5.605cm" svg:y1="3.694cm" svg:x2="15.605cm" svg:y2="2.424cm">
          <text:p/>
        </draw:line>
        <draw:frame draw:style-name="gr4" draw:text-style-name="P4" draw:layer="layout" svg:width="2.667cm" svg:height="0.784cm" svg:x="15.605cm" svg:y="1.894cm">
          <draw:text-box>
            <text:p text:style-name="P3"><text:span text:style-name="T1">Ri</text:span><text:span text:style-name="T1">gh</text:span><text:span text:style-name="T1">t </text:span><text:span text:style-name="T1">in</text:span><text:span text:style-name="T1">de</text:span><text:span text:style-name="T1">x</text:span></text:p>
          </draw:text-box>
        </draw:frame>
        <draw:frame draw:style-name="gr4" draw:text-style-name="P7" draw:layer="layout" svg:width="1.016cm" svg:height="0.784cm" svg:x="15.097cm" svg:y="3.899cm">
          <draw:text-box>
            <text:p text:style-name="P6"><text:span text:style-name="T1">0</text:span></text:p>
          </draw:text-box>
        </draw:frame>
        <draw:frame draw:style-name="gr4" draw:text-style-name="P7" draw:layer="layout" svg:width="1.016cm" svg:height="0.784cm" svg:x="16.367cm" svg:y="3.899cm">
          <draw:text-box>
            <text:p text:style-name="P6"><text:span text:style-name="T1">1</text:span></text:p>
          </draw:text-box>
        </draw:frame>
        <draw:frame draw:style-name="gr6" draw:text-style-name="P7" draw:layer="layout" svg:width="1.016cm" svg:height="0.784cm" svg:x="18.907cm" svg:y="3.921cm">
          <draw:text-box>
            <text:p text:style-name="P6"><text:span text:style-name="T1">32</text:span></text:p>
          </draw:text-box>
        </draw:frame>
        <draw:frame draw:style-name="gr6" draw:text-style-name="P7" draw:layer="layout" svg:width="1.016cm" svg:height="0.784cm" svg:x="20.177cm" svg:y="3.921cm">
          <draw:text-box>
            <text:p text:style-name="P6"><text:span text:style-name="T1">33</text:span></text:p>
          </draw:text-box>
        </draw:frame>
        <draw:frame draw:style-name="gr4" draw:text-style-name="P7" draw:layer="layout" svg:width="1.016cm" svg:height="0.784cm" svg:x="22.717cm" svg:y="3.921cm">
          <draw:text-box>
            <text:p text:style-name="P6"><text:span text:style-name="T1">62</text:span></text:p>
          </draw:text-box>
        </draw:frame>
        <draw:frame draw:style-name="gr4" draw:text-style-name="P7" draw:layer="layout" svg:width="1.016cm" svg:height="0.784cm" svg:x="23.987cm" svg:y="3.921cm">
          <draw:text-box>
            <text:p text:style-name="P6"><text:span text:style-name="T1">63</text:span></text:p>
          </draw:text-box>
        </draw:frame>
        <draw:frame draw:style-name="gr4" draw:text-style-name="P4" draw:layer="layout" svg:width="2.667cm" svg:height="0.784cm" svg:x="6.207cm" svg:y="10.249cm">
          <draw:text-box>
            <text:p text:style-name="P3"><text:span text:style-name="T1">Left </text:span><text:span text:style-name="T1">blo</text:span><text:span text:style-name="T1">ck</text:span></text:p>
          </draw:text-box>
        </draw:frame>
        <draw:frame draw:style-name="gr4" draw:text-style-name="P4" draw:layer="layout" svg:width="2.667cm" svg:height="0.784cm" svg:x="18.78cm" svg:y="10.249cm">
          <draw:text-box>
            <text:p text:style-name="P3"><text:span text:style-name="T1">Right block</text:span></text:p>
          </draw:text-box>
        </draw:frame>
        <draw:line draw:style-name="gr5" draw:text-style-name="P5" draw:layer="layout" svg:x1="7.35cm" svg:y1="8.62cm" svg:x2="7.35cm" svg:y2="9.89cm">
          <text:p/>
        </draw:line>
        <draw:line draw:style-name="gr5" draw:text-style-name="P5" draw:layer="layout" svg:x1="20.05cm" svg:y1="8.62cm" svg:x2="20.05cm" svg:y2="9.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6T20:45:22.239072201</meta:creation-date>
    <dc:date>2020-09-24T19:20:40.718322846</dc:date>
    <meta:editing-duration>P1DT14H29M33S</meta:editing-duration>
    <meta:editing-cycles>15</meta:editing-cycles>
    <meta:generator>LibreOffice/6.0.7.3$Linux_X86_64 LibreOffice_project/00m0$Build-3</meta:generator>
    <meta:document-statistic meta:object-count="40"/>
  </office:meta>
</office:document-meta>
</file>